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500000167491A7E2B6DE08743.png" manifest:media-type="image/png"/>
  <manifest:file-entry manifest:full-path="Pictures/100000010000013500000167B522EE7DBA111E91.png" manifest:media-type="image/png"/>
  <manifest:file-entry manifest:full-path="Pictures/100000010000015A00000114B054358561CB050C.png" manifest:media-type="image/png"/>
  <manifest:file-entry manifest:full-path="Pictures/100000010000016B000000E0C487CC7565F198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ba9" officeooo:paragraph-rsid="00103b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n1" text:anchor-type="paragraph" svg:x="0.953cm" svg:y="0.407cm" svg:width="9.604cm" svg:height="5.927cm" draw:z-index="0"><draw:image xlink:href="Pictures/100000010000016B000000E0C487CC7565F19887.png" xlink:type="simple" xlink:show="embed" xlink:actuate="onLoad" draw:mime-type="image/png"/></draw:frame><draw:frame draw:style-name="fr2" draw:name="Imagen2" text:anchor-type="paragraph" svg:x="9.096cm" svg:y="0.407cm" svg:width="9.155cm" svg:height="7.303cm" draw:z-index="1"><draw:image xlink:href="Pictures/100000010000015A00000114B054358561CB050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3" text:anchor-type="char" svg:x="0.818cm" svg:y="0.346cm" svg:width="8.176cm" svg:height="9.499cm" draw:z-index="2"><draw:image xlink:href="Pictures/100000010000013500000167B522EE7DBA111E91.png" xlink:type="simple" xlink:show="embed" xlink:actuate="onLoad" draw:mime-type="image/png"/></draw:frame><draw:frame draw:style-name="fr1" draw:name="Imagen4" text:anchor-type="char" svg:x="8.992cm" svg:y="0.346cm" svg:width="8.176cm" svg:height="9.499cm" draw:z-index="3"><draw:image xlink:href="Pictures/100000010000013500000167491A7E2B6DE08743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21:19:19.799230394</meta:creation-date>
    <dc:date>2024-05-02T21:22:32.499836003</dc:date>
    <meta:editing-duration>PT3M13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